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oxyCreationContext.setCurrentProxiedBeanName( @ Nullable String bean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roxyCreationContext.getCurrentProxiedBean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xyCreationContext.ProxyCreation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